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91cm" svg:height="8.391cm" svg:x="0.0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14:06.982406563</dc:date>
    <meta:editing-duration>PT2M46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2cm" svg:height="8.392cm" xlink:href="." xlink:type="simple" chart:class="chart:scatter" chart:style-name="ch1">
        <chart:plot-area chart:style-name="ch2" chart:data-source-has-labels="both" svg:x="0.309cm" svg:y="0.167cm" svg:width="14.874cm" svg:height="8.058cm">
          <chartooo:coordinate-region svg:x="0.851cm" svg:y="0.366cm" svg:width="14.238cm" svg:height="7.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03740192468496">
                <text:p>0.803740192468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941857792939699">
                <text:p>0.0941857792939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281071971878588">
                <text:p>-0.281071971878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56135984623035">
                <text:p>-0.956135984623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638668937347608">
                <text:p>-0.638668937347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281071971878586">
                <text:p>-0.281071971878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94185779293969">
                <text:p>0.094185779293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03740192468496">
                <text:p>0.803740192468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63525491562419">
                <text:p>0.463525491562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941857792939703">
                <text:p>0.0941857792939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63866893734761">
                <text:p>-0.63866893734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56135984623036">
                <text:p>-0.956135984623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56135984623035">
                <text:p>-0.956135984623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638668937347611">
                <text:p>-0.638668937347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81071971878589">
                <text:p>-0.2810719718785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941857792939686">
                <text:p>0.0941857792939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63525491562418">
                <text:p>0.463525491562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03740192468494">
                <text:p>0.803740192468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03740192468496">
                <text:p>0.803740192468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6352549156242">
                <text:p>0.46352549156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941857792939653">
                <text:p>0.0941857792939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81071971878589">
                <text:p>-0.281071971878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56135984623033">
                <text:p>-0.956135984623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56135984623031">
                <text:p>-0.956135984623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38668937347607">
                <text:p>-0.638668937347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941857792939683">
                <text:p>0.09418577929396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463525491562417">
                <text:p>0.463525491562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0374019246849">
                <text:p>0.803740192468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03740192468497">
                <text:p>0.803740192468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63525491562425">
                <text:p>0.463525491562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941857792939657">
                <text:p>0.0941857792939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281071971878589">
                <text:p>-0.281071971878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56135984623033">
                <text:p>-0.95613598462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1352549156243">
                <text:p>-1.21352549156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39466472883237">
                <text:p>-1.39466472883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56135984623031">
                <text:p>-0.956135984623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638668937347617">
                <text:p>-0.638668937347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941857792939679">
                <text:p>0.0941857792939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63525491562417">
                <text:p>0.46352549156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0374019246849">
                <text:p>0.80374019246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03740192468497">
                <text:p>0.803740192468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463525491562425">
                <text:p>0.4635254915624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941857792939661">
                <text:p>0.0941857792939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281071971878589">
                <text:p>-0.2810719718785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56135984623033">
                <text:p>-0.956135984623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5613598462304">
                <text:p>-0.95613598462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638668937347617">
                <text:p>-0.638668937347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0941857792939675">
                <text:p>0.0941857792939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463525491562417">
                <text:p>0.4635254915624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03740192468489">
                <text:p>0.803740192468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03740192468497">
                <text:p>0.803740192468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63525491562426">
                <text:p>0.463525491562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941857792939771">
                <text:p>0.09418577929397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281071971878588">
                <text:p>-0.2810719718785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638668937347608">
                <text:p>-0.638668937347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56135984623032">
                <text:p>-0.956135984623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39466472883237">
                <text:p>-1.394664728832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956135984623032">
                <text:p>-0.956135984623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638668937347617">
                <text:p>-0.6386689373476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281071971878598">
                <text:p>-0.2810719718785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0941857792939672">
                <text:p>0.0941857792939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63525491562416">
                <text:p>0.4635254915624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03740192468489">
                <text:p>0.8037401924684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09345294113211">
                <text:p>1.093452941132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